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background-color="#c0c0c0"/>
    </style:style>
    <style:style style:name="P3" style:family="paragraph" style:parent-style-name="Standard">
      <loext:graphic-properties draw:fill="solid" draw:fill-color="#00ccff"/>
      <style:paragraph-properties fo:text-align="center" style:justify-single-word="false" fo:background-color="#00ccff"/>
    </style:style>
    <style:style style:name="P4" style:family="paragraph" style:parent-style-name="Standard">
      <loext:graphic-properties draw:fill="solid" draw:fill-color="#ccffff"/>
      <style:paragraph-properties fo:text-align="center" style:justify-single-word="false" fo:background-color="#ccffff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cc99"/>
      <style:paragraph-properties fo:text-align="justify" style:justify-single-word="false" fo:background-color="#ffcc99"/>
    </style:style>
    <style:style style:name="P8" style:family="paragraph" style:parent-style-name="Standard">
      <loext:graphic-properties draw:fill="solid" draw:fill-color="#ccffcc"/>
      <style:paragraph-properties fo:text-align="justify" style:justify-single-word="false" fo:background-color="#ccffcc"/>
    </style:style>
    <style:style style:name="P9" style:family="paragraph" style:parent-style-name="Standard">
      <style:paragraph-properties fo:text-align="justify" style:justify-single-word="false"/>
      <style:text-properties fo:language="en" fo:country="GB"/>
    </style:style>
    <style:style style:name="P10" style:family="paragraph" style:parent-style-name="Standard">
      <style:paragraph-properties fo:text-align="justify" style:justify-single-word="false"/>
      <style:text-properties fo:language="fr" fo:country="BE"/>
    </style:style>
    <style:style style:name="P11" style:family="paragraph" style:parent-style-name="Standard">
      <style:text-properties fo:language="de" fo:country="DE"/>
    </style:style>
    <style:style style:name="P12" style:family="paragraph" style:parent-style-name="Standard">
      <style:paragraph-properties fo:text-align="justify" style:justify-single-word="false"/>
      <style:text-properties fo:language="de" fo:country="DE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  <style:text-properties fo:font-size="7pt" style:font-size-asian="7pt"/>
    </style:style>
    <style:style style:name="P15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</style:style>
    <style:style style:name="P16" style:family="paragraph" style:parent-style-name="Standard">
      <loext:graphic-properties draw:fill="solid" draw:fill-color="#ffcc99"/>
      <style:paragraph-properties fo:text-align="justify" style:justify-single-word="false" fo:background-color="#ffcc99" fo:padding-left="0.141cm" fo:padding-right="0.141cm" fo:padding-top="0.035cm" fo:padding-bottom="0.035cm" fo:border="0.51pt solid #00000a"/>
    </style:style>
    <style:style style:name="P17" style:family="paragraph" style:parent-style-name="Standard">
      <loext:graphic-properties draw:fill="solid" draw:fill-color="#ccffcc"/>
      <style:paragraph-properties fo:text-align="justify" style:justify-single-word="false" fo:background-color="#ccffcc" fo:padding-left="0.141cm" fo:padding-right="0.141cm" fo:padding-top="0.035cm" fo:padding-bottom="0.035cm" fo:border="0.51pt solid #00000a"/>
    </style:style>
    <style:style style:name="P18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en" fo:country="GB"/>
    </style:style>
    <style:style style:name="P19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fr" fo:country="BE"/>
    </style:style>
    <style:style style:name="P20" style:family="paragraph" style:parent-style-name="Standard" style:master-page-name="Standard">
      <loext:graphic-properties draw:fill="solid" draw:fill-color="#ffcc00"/>
      <style:paragraph-properties fo:text-align="center" style:justify-single-word="false" style:page-number="auto" fo:background-color="#ffcc00"/>
    </style:style>
    <style:style style:name="T1" style:family="text">
      <style:text-properties style:font-name="Arial Narrow" fo:font-size="15pt" fo:font-weight="bold" style:font-size-asian="15pt" style:font-weight-asian="bold" style:font-weight-complex="bold"/>
    </style:style>
    <style:style style:name="T2" style:family="text">
      <style:text-properties fo:font-size="13pt" style:text-underline-style="solid" style:text-underline-width="auto" style:text-underline-color="font-color" fo:font-weight="bold" style:font-size-asian="13pt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background-color="#ffff00" loext:char-shading-value="0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GB"/>
    </style:style>
    <style:style style:name="T9" style:family="text">
      <style:text-properties fo:language="fr" fo:country="BE"/>
    </style:style>
    <style:style style:name="T10" style:family="text">
      <style:text-properties fo:color="#ff0000" style:font-name="Arial Narrow" fo:font-size="15pt" fo:font-weight="bold" style:font-size-asian="15pt" style:font-weight-asian="bold" style:font-weight-complex="bold"/>
    </style:style>
    <style:style style:name="T11" style:family="text">
      <style:text-properties fo:color="#ff6600" fo:font-weight="bold" style:font-weight-asian="bold" style:font-weight-complex="bold"/>
    </style:style>
    <style:style style:name="T12" style:family="text">
      <style:text-properties fo:language="de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453---SYSTEME D'EXPLOITATION - e-learning - Séquence 6</text:span><text:bookmark text:name="_GoBack"/></text:p>
      <text:p text:style-name="P2"><text:span text:style-name="T1">Connexions, outils et accès aux manuels – 2</text:span></text:p>
      <text:p text:style-name="P5"/>
      <text:p text:style-name="P13"><text:span text:style-name="T2">Légende</text:span><text:span text:style-name="T3"> :</text:span></text:p>
      <text:p text:style-name="P14"/>
      <text:p text:style-name="P15">Explications sur fond blanc</text:p>
      <text:p text:style-name="P16">Exercice à accomplir sur fond rouge clair</text:p>
      <text:p text:style-name="P17">Une ou plusieurs solutions possibles pour accomplir l’exercice sur fond vert clair</text:p>
      <text:p text:style-name="P6"/>
      <text:p text:style-name="P6"/>
      <text:p text:style-name="P6"/>
      <text:p text:style-name="P6">Pour rappel, les pages de manuel sont réparties dans huit [<text:span text:style-name="T4">neuf</text:span>] sections.</text:p>
      <text:p text:style-name="P6"/>
      <text:p text:style-name="P6"><text:s text:c="7"/>Le tableau ci-dessous indique le numéro des sections de manuel ainsi que le type de pages qu’elles contiennent.</text:p>
      <text:p text:style-name="P6"/>
      <text:p text:style-name="Standard"><text:s text:c="7"/>1 <text:s text:c="2"/>Programmes exécutables ou commandes de l’interpréteur de commandes (shell) ;</text:p>
      <text:p text:style-name="Standard"><text:s text:c="7"/>2 <text:s text:c="2"/>Appels système (Fonctions fournies par le noyau) ;</text:p>
      <text:p text:style-name="Standard"><text:s text:c="7"/>3 <text:s text:c="2"/>Appels de bibliothèque (fonctions fournies par les bibliothèques des programmes) ;</text:p>
      <text:p text:style-name="Standard"><text:s text:c="7"/>4 <text:s text:c="2"/>Fichiers spéciaux (situés généralement dans /dev) ;</text:p>
      <text:p text:style-name="Standard"><text:s text:c="7"/>5 <text:s text:c="2"/>Formats des fichiers et conventions. Par exemple /etc/passwd ;</text:p>
      <text:p text:style-name="Standard"><text:s text:c="7"/>6 <text:s text:c="2"/>Jeux ;</text:p>
      <text:p text:style-name="Standard"><text:s text:c="7"/>7 <text:s text:c="2"/>Divers (y compris les macropaquets et les conventions). Par exemple, man(7), groff(7) ;</text:p>
      <text:p text:style-name="Standard"><text:s text:c="7"/>8 <text:s text:c="2"/>Commandes de gestion du système (généralement réservées au superutilisateur) ;</text:p>
      <text:p text:style-name="Standard"><text:s text:c="7"/><text:span text:style-name="T6">9</text:span> <text:s text:c="2"/>Sous-programmes du noyau [<text:span text:style-name="T4">hors standard</text:span>].</text:p>
      <text:p text:style-name="P6"/>
      <text:p text:style-name="P6"/>
      <text:p text:style-name="P6"/>
      <text:p text:style-name="P6">« | » symbolise un « pipe », c’est-à-dire un « tube de communication » entre deux processus.</text:p>
      <text:p text:style-name="P6"/>
      <text:p text:style-name="P6"/>
      <text:p text:style-name="P6"/>
      <text:p text:style-name="P1"><text:span text:style-name="T5">Quelques commandes</text:span><text:span text:style-name="T7"> :</text:span></text:p>
      <text:p text:style-name="P6"/>
      <text:p text:style-name="P6"/>
      <text:p text:style-name="P6"/>
      <text:p text:style-name="P6">Chaque commande est annoncée avec son numéro de section de manuel.</text:p>
      <text:p text:style-name="P6"/>
      <text:p text:style-name="P6"/>
      <text:p text:style-name="P6"/>
      <text:p text:style-name="P15">USERADD(8)</text:p>
      <text:p text:style-name="P15"/>
      <text:p text:style-name="P15">NOM</text:p>
      <text:p text:style-name="P15"><text:s text:c="7"/>useradd - créer un nouvel utilisateur ou modifier les informations par défaut</text:p>
      <text:p text:style-name="P15"><text:s text:c="7"/>appliquées aux nouveaux utilisateurs</text:p>
      <text:p text:style-name="P15"/>
      <text:p text:style-name="P15">SYNOPSIS</text:p>
      <text:p text:style-name="P15"><text:soft-page-break/><text:s text:c="7"/>useradd [options] LOGIN</text:p>
      <text:p text:style-name="P15"><text:s text:c="7"/>useradd -D</text:p>
      <text:p text:style-name="P15"><text:s text:c="7"/>useradd -D [options]</text:p>
      <text:p text:style-name="P15"/>
      <text:p text:style-name="P15">DESCRIPTION</text:p>
      <text:p text:style-name="P15"><text:s text:c="7"/><text:span text:style-name="T8">useradd is a low level utility for adding users. On Debian, administrators should</text:span></text:p>
      <text:p text:style-name="P15"><text:span text:style-name="T8"><text:s text:c="7"/>usually use adduser(8) instead.</text:span></text:p>
      <text:p text:style-name="P9"/>
      <text:p text:style-name="P9"/>
      <text:p text:style-name="P9"/>
      <text:p text:style-name="P15"><text:span text:style-name="T8">FORK(2)</text:span></text:p>
      <text:p text:style-name="P18"/>
      <text:p text:style-name="P15"><text:span text:style-name="T8">NAME</text:span></text:p>
      <text:p text:style-name="P15"><text:span text:style-name="T8"><text:s text:c="7"/>fork - create a child process</text:span></text:p>
      <text:p text:style-name="P9"/>
      <text:p text:style-name="P9"/>
      <text:p text:style-name="P9"/>
      <text:p text:style-name="P15"><text:span text:style-name="T9">APROPOS(1)</text:span></text:p>
      <text:p text:style-name="P19"/>
      <text:p text:style-name="P15">NOM</text:p>
      <text:p text:style-name="P15"><text:s text:c="7"/>apropos - Chercher le nom et la description des pages de manuel</text:p>
      <text:p text:style-name="P15"/>
      <text:p text:style-name="P15">SYNOPSIS</text:p>
      <text:p text:style-name="P15"><text:s text:c="7"/>apropos [-dalv?V] [-e|-w|-r] [-s liste] [-m système[,...]] [-M chemin] [-L locale]</text:p>
      <text:p text:style-name="P15"><text:s text:c="7"/>[-C fichier] mot-clé ...</text:p>
      <text:p text:style-name="P15"/>
      <text:p text:style-name="P15">DESCRIPTION</text:p>
      <text:p text:style-name="P15"><text:s text:c="7"/>Chaque page de manuel comporte une courte description. apropos recherche</text:p>
      <text:p text:style-name="P15"><text:s text:c="7"/>et affiche cette description pour chaque page correspondant à mot-clé.</text:p>
      <text:p text:style-name="P6"/>
      <text:p text:style-name="P6"/>
      <text:p text:style-name="P6"/>
      <text:p text:style-name="P15">MORE(1)</text:p>
      <text:p text:style-name="P15"/>
      <text:p text:style-name="P15">NOM</text:p>
      <text:p text:style-name="P15"><text:s text:c="7"/>More - Filtre lecteur de fichier</text:p>
      <text:p text:style-name="P15"/>
      <text:p text:style-name="P15">SYNOPSIS</text:p>
      <text:p text:style-name="P15"><text:s text:c="7"/>more [-dlfpcsu] [-num] [+/motif] [+numligne] [fichier ...]</text:p>
      <text:p text:style-name="P15"/>
      <text:p text:style-name="P15">DESCRIPTION</text:p>
      <text:p text:style-name="P15"><text:s text:c="7"/>more est un filtre permettant de se déplacer dans un texte, écran par écran.</text:p>
      <text:p text:style-name="P15"><text:s text:c="7"/>Cette version est particulièrement primitive. less(1) constitue une excellente émulation</text:p>
      <text:p text:style-name="P15"><text:s text:c="7"/>de more(1) avec en plus de nombreuses améliorations.</text:p>
      <text:p text:style-name="P6"/>
      <text:p text:style-name="P6"/>
      <text:p text:style-name="P6"/>
      <text:p text:style-name="P15">HIER(7)</text:p>
      <text:p text:style-name="P15"/>
      <text:p text:style-name="P15"><text:soft-page-break/>NOM</text:p>
      <text:p text:style-name="P15"><text:s text:c="7"/>hier - Description de la hiérarchie du système de fichiers</text:p>
      <text:p text:style-name="P6"/>
      <text:p text:style-name="P6"/>
      <text:p text:style-name="P6"/>
      <text:p text:style-name="P15">CAT(1)</text:p>
      <text:p text:style-name="P15"/>
      <text:p text:style-name="P15">NOM</text:p>
      <text:p text:style-name="P15"><text:s text:c="7"/>cat - Concaténer des fichiers et les afficher sur la sortie standard</text:p>
      <text:p text:style-name="P15"/>
      <text:p text:style-name="P15">SYNOPSIS</text:p>
      <text:p text:style-name="P15"><text:s text:c="7"/>cat [OPTION]... [FICHIER]...</text:p>
      <text:p text:style-name="P15"/>
      <text:p text:style-name="P15">DESCRIPTION</text:p>
      <text:p text:style-name="P15"><text:s text:c="7"/>Concaténer le(s) FICHIER(s) ou l'entrée standard, et les afficher sur la sortie standard.</text:p>
      <text:p text:style-name="P6"/>
      <text:p text:style-name="P6"/>
      <text:p text:style-name="P6"/>
      <text:p text:style-name="P15">SU(1)</text:p>
      <text:p text:style-name="P15"/>
      <text:p text:style-name="P15">NOM</text:p>
      <text:p text:style-name="P15"><text:s text:c="7"/>su - Changer d'identifiant d'utilisateur ou devenir superutilisateur</text:p>
      <text:p text:style-name="P15"/>
      <text:p text:style-name="P15">SYNOPSIS</text:p>
      <text:p text:style-name="P15"><text:s text:c="7"/>su [options] [nom_utilisateur]</text:p>
      <text:p text:style-name="P15"/>
      <text:p text:style-name="P15">DESCRIPTION</text:p>
      <text:p text:style-name="P15"><text:s text:c="7"/>La commande su permet de devenir un autre utilisateur pour la durée d'une session.</text:p>
      <text:p text:style-name="P15"><text:s text:c="7"/>Invoqué sans nom d'utilisateur, le comportement par défaut de su est de devenir</text:p>
      <text:p text:style-name="P15"><text:s text:c="7"/>superutilisateur. Le paramètre optionnel - permet d'obtenir un environnement</text:p>
      <text:p text:style-name="P15"><text:s text:c="7"/>similaire à celui que l'utilisateur aurait obtenu lors d'une connexion directe.</text:p>
      <text:p text:style-name="P6"/>
      <text:p text:style-name="P6"/>
      <text:p text:style-name="P6"/>
      <text:p text:style-name="P15"><text:span text:style-name="T8">CD(1)</text:span></text:p>
      <text:p text:style-name="P18"/>
      <text:p text:style-name="P15"><text:span text:style-name="T8">NAME</text:span></text:p>
      <text:p text:style-name="P15"><text:span text:style-name="T8"><text:s text:c="7"/>cd - Change the shell working directory</text:span></text:p>
      <text:p text:style-name="P9"/>
      <text:p text:style-name="P9"/>
      <text:p text:style-name="P9"/>
      <text:p text:style-name="P15">SCRIPT(1)</text:p>
      <text:p text:style-name="P15"/>
      <text:p text:style-name="P15">NOM</text:p>
      <text:p text:style-name="P15"><text:s text:c="7"/>Script - Faire une transcription d'une session d'un terminal</text:p>
      <text:p text:style-name="P15"/>
      <text:p text:style-name="P15">SYNOPSIS</text:p>
      <text:p text:style-name="P15"><text:s text:c="7"/>script [-a] [-c commande] [-e] [-f] [-q] [-t[=fichier]] [-V] [-h] [fichier]</text:p>
      <text:p text:style-name="P15"/>
      <text:p text:style-name="P15"><text:soft-page-break/>DESCRIPTION</text:p>
      <text:p text:style-name="P15"><text:s text:c="7"/>script fait une transcription de tout ce qui est affiché sur le terminal.</text:p>
      <text:p text:style-name="P6"/>
      <text:p text:style-name="P6"/>
      <text:p text:style-name="P6"/>
      <text:p text:style-name="P15">MANDB(8)</text:p>
      <text:p text:style-name="P15"/>
      <text:p text:style-name="P15">NOM</text:p>
      <text:p text:style-name="P15"><text:s text:c="7"/>mandb - Créer ou mettre à jour les bases de données d'indexation des pages de manuel</text:p>
      <text:p text:style-name="P15"/>
      <text:p text:style-name="P15">SYNOPSIS</text:p>
      <text:p text:style-name="P15"><text:s text:c="7"/>mandb [-dqsucpt|-h|-V] [-C fichier] [chemin_vers_man]</text:p>
      <text:p text:style-name="P15"><text:s text:c="7"/>mandb [-dqsut] [-C fichier] -f nom_de_fichier ...</text:p>
      <text:p text:style-name="P15"/>
      <text:p text:style-name="P15">DESCRIPTION</text:p>
      <text:p text:style-name="P15"><text:s text:c="7"/>mandb est employé pour initialiser ou mettre à jour manuellement les bases de données</text:p>
      <text:p text:style-name="P15"><text:s text:c="7"/>d'indexation qui sont habituellement exploitées par man. Ces bases de données forment</text:p>
      <text:p text:style-name="P15"><text:s text:c="7"/>un « cache » du système de fichiers qui contient les pages de manuel.</text:p>
      <text:p text:style-name="P15"><text:s text:c="7"/>Elles contiennent l'état actuel du système de pages de manuel</text:p>
      <text:p text:style-name="P15"><text:s text:c="7"/>ainsi que les informations qui y sont stockées.</text:p>
      <text:p text:style-name="P6"/>
      <text:p text:style-name="P6"/>
      <text:p text:style-name="P6"/>
      <text:p text:style-name="P1"><text:span text:style-name="T5">Un fichier</text:span><text:span text:style-name="T7"> :</text:span></text:p>
      <text:p text:style-name="P6"/>
      <text:p text:style-name="P6"/>
      <text:p text:style-name="P6"/>
      <text:p text:style-name="P15">ISSUE(5)</text:p>
      <text:p text:style-name="P15"/>
      <text:p text:style-name="P15">NOM</text:p>
      <text:p text:style-name="P15"><text:s text:c="7"/>issue - Message d'identification du système avant la connexion</text:p>
      <text:p text:style-name="P15"/>
      <text:p text:style-name="P15">DESCRIPTION</text:p>
      <text:p text:style-name="P15"><text:s text:c="7"/>Le fichier /etc/issue est un fichier texte contenant un message de bienvenue</text:p>
      <text:p text:style-name="P15"><text:s text:c="7"/>ou d'identification du système, il est affiché avant l'invite de connexion.</text:p>
      <text:p text:style-name="P15"><text:s text:c="7"/>Ce fichier peut contenir diverses séquences de caractères @car et \car,</text:p>
      <text:p text:style-name="P15"><text:s text:c="7"/>s'ils sont gérés par le programme de type getty utilisé sur le système.</text:p>
      <text:p text:style-name="P6"/>
      <text:p text:style-name="P6"/>
      <text:p text:style-name="P6"/>
      <text:p text:style-name="P3"><text:span text:style-name="T10">LABORATOIRE – Connexions, outils et accès aux manuels – 2</text:span></text:p>
      <text:p text:style-name="P6"/>
      <text:p text:style-name="P6"/>
      <text:p text:style-name="P6"/>
      <text:p text:style-name="P4"><text:span text:style-name="T11">Dans la distribution Debian GNU/Linux :</text:span></text:p>
      <text:p text:style-name="P6"/>
      <text:p text:style-name="P6"/>
      <text:p text:style-name="P6"/>
      <text:p text:style-name="P6"><text:soft-page-break/>Dans la suite, le nom de l’utilisateur ordinaire sera représenté par le mot « user ».</text:p>
      <text:p text:style-name="P6"/>
      <text:p text:style-name="P6"/>
      <text:p text:style-name="P6"/>
      <text:p text:style-name="P7">Connectez-vous au système en mode graphique (Username + Password)</text:p>
      <text:p text:style-name="P6"/>
      <text:p text:style-name="P6"/>
      <text:p text:style-name="P6"/>
      <text:p text:style-name="P6">Dans le « bureau » qui se présente alors à vous (interface graphique), dans le menu « Activités », puis « Afficher les applications », vous pouvez lancer un interpréteur de commandes (Shell), c’est-à-dire un « Terminal ».</text:p>
      <text:p text:style-name="P6"/>
      <text:p text:style-name="P6"/>
      <text:p text:style-name="P6"/>
      <text:p text:style-name="P7">Lancez un interpréteur de commandes (Shell), c’est-à-dire un « Terminal »</text:p>
      <text:p text:style-name="Standard"/>
      <text:p text:style-name="P6"/>
      <text:p text:style-name="P6"/>
      <text:p text:style-name="P7">Affichez la page de manuel concernant la commande d’administration useradd</text:p>
      <text:p text:style-name="P6"/>
      <text:p text:style-name="P8"><text:span text:style-name="T12">man 8 useradd</text:span></text:p>
      <text:p text:style-name="P12"/>
      <text:p text:style-name="P8"><text:span text:style-name="T12">man useradd</text:span></text:p>
      <text:p text:style-name="P11"/>
      <text:p text:style-name="P12"/>
      <text:p text:style-name="P12"/>
      <text:p text:style-name="P7">Affichez la page de manuel concernant l’appel système fork</text:p>
      <text:p text:style-name="P6"/>
      <text:p text:style-name="P8"><text:span text:style-name="T9">man 2 fork</text:span></text:p>
      <text:p text:style-name="P10"/>
      <text:p text:style-name="P8"><text:span text:style-name="T9">man fork</text:span></text:p>
      <text:p text:style-name="P6"/>
      <text:p text:style-name="P6"/>
      <text:p text:style-name="P6"/>
      <text:p text:style-name="P7">Lancez un navigateur et, dans un moteur de recherche sur Internet, recherchez une page de manuel concernant l’appel système fork</text:p>
      <text:p text:style-name="P6"/>
      <text:p text:style-name="P6"/>
      <text:p text:style-name="P6"/>
      <text:p text:style-name="P6">« TAB » représente la touche de tabulation sur le clavier.</text:p>
      <text:p text:style-name="P6"/>
      <text:p text:style-name="P7">Affichez tous les noms de commande commençant par « user »</text:p>
      <text:p text:style-name="P6"/>
      <text:p text:style-name="P8">user TAB TAB</text:p>
      <text:p text:style-name="P6"/>
      <text:p text:style-name="P6"/>
      <text:p text:style-name="P6"/>
      <text:p text:style-name="P7">Recherchez la description courte des pages de manuel correspondant au mot-clé « user »</text:p>
      <text:p text:style-name="P6"/>
      <text:p text:style-name="P8">apropos user</text:p>
      <text:p text:style-name="P6"><text:soft-page-break/></text:p>
      <text:p text:style-name="P8">man -k user</text:p>
      <text:p text:style-name="P6"/>
      <text:p text:style-name="P6"/>
      <text:p text:style-name="P6"/>
      <text:p text:style-name="P7">Affichez le manuel de la commande more</text:p>
      <text:p text:style-name="P6"/>
      <text:p text:style-name="P8">man more</text:p>
      <text:p text:style-name="P6"/>
      <text:p text:style-name="P6"/>
      <text:p text:style-name="P6"/>
      <text:p text:style-name="P6">« | » symbolise un « pipe », c’est-à-dire un « tube de communication » entre deux processus.</text:p>
      <text:p text:style-name="P6"/>
      <text:p text:style-name="P7">Affichez les pages de manuel associées à « user » en filtrant</text:p>
      <text:p text:style-name="P6"/>
      <text:p text:style-name="P8"><text:span text:style-name="T9">man -k user | more</text:span></text:p>
      <text:p text:style-name="P10"/>
      <text:p text:style-name="P10"/>
      <text:p text:style-name="P10"/>
      <text:p text:style-name="P7">Affichez la description de l’arborescence du système de fichiers</text:p>
      <text:p text:style-name="P6"/>
      <text:p text:style-name="P8">man hier</text:p>
      <text:p text:style-name="P6"/>
      <text:p text:style-name="P6"/>
      <text:p text:style-name="P6"/>
      <text:p text:style-name="P7">Affichez le manuel de la commande cat</text:p>
      <text:p text:style-name="P6"/>
      <text:p text:style-name="P8">man cat</text:p>
      <text:p text:style-name="P6"/>
      <text:p text:style-name="P6"/>
      <text:p text:style-name="P6"/>
      <text:p text:style-name="P7">Affichez la distribution du système et sa version</text:p>
      <text:p text:style-name="P6"/>
      <text:p text:style-name="P8">cat /etc/issue</text:p>
      <text:p text:style-name="P10"/>
      <text:p text:style-name="P10"/>
      <text:p text:style-name="P10"/>
      <text:p text:style-name="P7">Rééditez successivement les commandes déjà exécutées dans votre terminal</text:p>
      <text:p text:style-name="P6"/>
      <text:p text:style-name="P8">Flèche vers le Haut / Flèche vers le Bas (touches sur le clavier)</text:p>
      <text:p text:style-name="P6"/>
      <text:p text:style-name="P6"/>
      <text:p text:style-name="P6"/>
      <text:p text:style-name="P7">Affichez le manuel de la commande su</text:p>
      <text:p text:style-name="P6"/>
      <text:p text:style-name="P8">man su</text:p>
      <text:p text:style-name="P6"/>
      <text:p text:style-name="P6"/>
      <text:p text:style-name="P6"/>
      <text:p text:style-name="P7">Connectez-vous sous le compte « root », c’est-à-dire le superutilisateur (Password du root)</text:p>
      <text:p text:style-name="P6"><text:soft-page-break/></text:p>
      <text:p text:style-name="P8">su</text:p>
      <text:p text:style-name="P6"/>
      <text:p text:style-name="P6">Vous avez maintenant tous les droits d’administration. Vous avez la responsabilité d’en faire usage avec prudence !</text:p>
      <text:p text:style-name="P6"/>
      <text:p text:style-name="P6"/>
      <text:p text:style-name="P6"/>
      <text:p text:style-name="P7">Affichez l’identification système du compte root</text:p>
      <text:p text:style-name="P6"/>
      <text:p text:style-name="P8">id</text:p>
      <text:p text:style-name="P6"/>
      <text:p text:style-name="P6"/>
      <text:p text:style-name="P6"/>
      <text:p text:style-name="P7">Affichez la liste des utilisateurs connectés</text:p>
      <text:p text:style-name="P6"/>
      <text:p text:style-name="P8">who</text:p>
      <text:p text:style-name="P6"/>
      <text:p text:style-name="P6"/>
      <text:p text:style-name="P6"/>
      <text:p text:style-name="P7">Affichez le chemin complet du current working directory</text:p>
      <text:p text:style-name="P6"/>
      <text:p text:style-name="P8">pwd</text:p>
      <text:p text:style-name="P11"/>
      <text:p text:style-name="P12"/>
      <text:p text:style-name="P12"/>
      <text:p text:style-name="P7">Essayez d’afficher une page de manuel concernant la commande cd</text:p>
      <text:p text:style-name="P10"/>
      <text:p text:style-name="P8">man cd</text:p>
      <text:p text:style-name="P6"/>
      <text:p text:style-name="P6"/>
      <text:p text:style-name="P6"/>
      <text:p text:style-name="P7">Lancez un navigateur et, dans un moteur de recherche sur Internet, recherchez une page de manuel concernant la commande cd</text:p>
      <text:p text:style-name="P6"/>
      <text:p text:style-name="P6"/>
      <text:p text:style-name="P6"/>
      <text:p text:style-name="P7">Changez de working directory de façon à ce qu’il devienne le répertoire personnel de root</text:p>
      <text:p text:style-name="P6"/>
      <text:p text:style-name="P8">cd</text:p>
      <text:p text:style-name="P6"/>
      <text:p text:style-name="P8">cd ~</text:p>
      <text:p text:style-name="P6"/>
      <text:p text:style-name="P6">En tête de ligne de commande, on trouve : « localhost:~# » ; « ~ » signifie que le working directory est « /root » et « # » signifie que le current logged user est « root ».</text:p>
      <text:p text:style-name="P6"/>
      <text:p text:style-name="P6"/>
      <text:p text:style-name="P6"/>
      <text:p text:style-name="P7">Affichez le chemin complet du current working directory</text:p>
      <text:p text:style-name="P6"/>
      <text:p text:style-name="P8"><text:soft-page-break/>pwd</text:p>
      <text:p text:style-name="P6"/>
      <text:p text:style-name="P6"/>
      <text:p text:style-name="P6"/>
      <text:p text:style-name="P7">Déconnectez-vous du compte root</text:p>
      <text:p text:style-name="P6"/>
      <text:p text:style-name="P8">exit</text:p>
      <text:p text:style-name="P6"/>
      <text:p text:style-name="P6"/>
      <text:p text:style-name="P6"/>
      <text:p text:style-name="P7">Affichez sous quel compte vous êtes connecté</text:p>
      <text:p text:style-name="P6"/>
      <text:p text:style-name="P8">whoami</text:p>
      <text:p text:style-name="P6"/>
      <text:p text:style-name="P6"/>
      <text:p text:style-name="P6"/>
      <text:p text:style-name="P7">Affichez le chemin complet du current working directory</text:p>
      <text:p text:style-name="P6"/>
      <text:p text:style-name="P8">pwd</text:p>
      <text:p text:style-name="P6"/>
      <text:p text:style-name="P6"/>
      <text:p text:style-name="P6"/>
      <text:p text:style-name="P6">« . » représente le répertoire de travail courant.</text:p>
      <text:p text:style-name="P6">« .. » représente le répertoire parent.</text:p>
      <text:p text:style-name="P6"/>
      <text:p text:style-name="P7">Changez de working directory de façon à remonter d’un niveau dans l’arborescence</text:p>
      <text:p text:style-name="P6"/>
      <text:p text:style-name="P8">cd ..</text:p>
      <text:p text:style-name="P6"/>
      <text:p text:style-name="P6"/>
      <text:p text:style-name="P6"/>
      <text:p text:style-name="P7">Affichez le chemin complet du current working directory</text:p>
      <text:p text:style-name="P6"/>
      <text:p text:style-name="P6"/>
      <text:p text:style-name="P6"/>
      <text:p text:style-name="P7">Exécutez une commande afin que le working directory devienne « /usr/bin »</text:p>
      <text:p text:style-name="P6"/>
      <text:p text:style-name="P8">cd /usr/bin</text:p>
      <text:p text:style-name="P6"/>
      <text:p text:style-name="P6"/>
      <text:p text:style-name="P6"/>
      <text:p text:style-name="P7">Affichez le chemin complet du current working directory</text:p>
      <text:p text:style-name="P6"/>
      <text:p text:style-name="P6"/>
      <text:p text:style-name="P6"/>
      <text:p text:style-name="P7">Changez de working directory de façon à remonter à la racine de l’arborescence</text:p>
      <text:p text:style-name="P6"/>
      <text:p text:style-name="P8">cd /</text:p>
      <text:p text:style-name="P6"/>
      <text:p text:style-name="P6"/>
      <text:p text:style-name="P6"><text:soft-page-break/></text:p>
      <text:p text:style-name="P7">Affichez le chemin complet du current working directory</text:p>
      <text:p text:style-name="P6"/>
      <text:p text:style-name="P6"/>
      <text:p text:style-name="P6"/>
      <text:p text:style-name="P7">Affichez le fichier /etc/passwd en filtrant</text:p>
      <text:p text:style-name="P6"/>
      <text:p text:style-name="P8">more /etc/passwd</text:p>
      <text:p text:style-name="P6"/>
      <text:p text:style-name="P6"/>
      <text:p text:style-name="P6"/>
      <text:p text:style-name="P7">Changez de working directory de façon à ce qu’il devienne le répertoire personnel de user</text:p>
      <text:p text:style-name="P6"/>
      <text:p text:style-name="P8">cd</text:p>
      <text:p text:style-name="P6"/>
      <text:p text:style-name="P8">cd ~</text:p>
      <text:p text:style-name="P6"/>
      <text:p text:style-name="P6"/>
      <text:p text:style-name="P6"/>
      <text:p text:style-name="P7">Affichez le manuel de la commande script</text:p>
      <text:p text:style-name="P6"/>
      <text:p text:style-name="P8">man script</text:p>
      <text:p text:style-name="P6"/>
      <text:p text:style-name="P6"/>
      <text:p text:style-name="P6"/>
      <text:p text:style-name="P7">Démarrez l’enregistrement des commandes qui seront exécutées ensuite</text:p>
      <text:p text:style-name="P6"/>
      <text:p text:style-name="P8">script -a</text:p>
      <text:p text:style-name="P6"/>
      <text:p text:style-name="P6"/>
      <text:p text:style-name="P6"/>
      <text:p text:style-name="P7">Affichez sous quel compte vous êtes connecté</text:p>
      <text:p text:style-name="P6"/>
      <text:p text:style-name="P6"/>
      <text:p text:style-name="P6"/>
      <text:p text:style-name="P7">Affichez l’identification système de votre compte</text:p>
      <text:p text:style-name="P6"/>
      <text:p text:style-name="P6"/>
      <text:p text:style-name="P6"/>
      <text:p text:style-name="P7">Affichez le chemin complet du current working directory</text:p>
      <text:p text:style-name="P6"/>
      <text:p text:style-name="P6"/>
      <text:p text:style-name="P6"/>
      <text:p text:style-name="P7">Affichez la date et l’heure système</text:p>
      <text:p text:style-name="P6"/>
      <text:p text:style-name="P6"/>
      <text:p text:style-name="P6"/>
      <text:p text:style-name="P7">Mettez fin à l’enregistrement</text:p>
      <text:p text:style-name="P6"/>
      <text:p text:style-name="P8">exit</text:p>
      <text:p text:style-name="P6"><text:soft-page-break/></text:p>
      <text:p text:style-name="P6"/>
      <text:p text:style-name="P6"/>
      <text:p text:style-name="P7">Visualisez la partie de session enregistrée</text:p>
      <text:p text:style-name="P6"/>
      <text:p text:style-name="P8">more typescript</text:p>
      <text:p text:style-name="P6"/>
      <text:p text:style-name="P6"/>
      <text:p text:style-name="P6"/>
      <text:p text:style-name="P7">Affichez le manuel de la commande mandb</text:p>
      <text:p text:style-name="P6"/>
      <text:p text:style-name="P8">man mandb</text:p>
      <text:p text:style-name="P6"/>
      <text:p text:style-name="P6"/>
      <text:p text:style-name="P6"/>
      <text:p text:style-name="P7">Connectez-vous sous le compte root (Password du root)</text:p>
      <text:p text:style-name="P6"/>
      <text:p text:style-name="P8">su –</text:p>
      <text:p text:style-name="P6"/>
      <text:p text:style-name="P6"/>
      <text:p text:style-name="P6"/>
      <text:p text:style-name="P7">Affichez le chemin complet du current working directory</text:p>
      <text:p text:style-name="P6"/>
      <text:p text:style-name="P8">pwd</text:p>
      <text:p text:style-name="P6"/>
      <text:p text:style-name="P6">Avez-vous remarqué l’effet du « – » dans la commande « su – » ?</text:p>
      <text:p text:style-name="P6"/>
      <text:p text:style-name="P6"/>
      <text:p text:style-name="P6"/>
      <text:p text:style-name="P7">(Re)créez la base de données whatis (sortie verbeuse par défaut)</text:p>
      <text:p text:style-name="P6"/>
      <text:p text:style-name="P8">mandb</text:p>
      <text:p text:style-name="P6"/>
      <text:p text:style-name="P6"/>
      <text:p text:style-name="P6"/>
      <text:p text:style-name="P7">Déconnectez-vous du compte root</text:p>
      <text:p text:style-name="P6"/>
      <text:p text:style-name="P8">exit</text:p>
      <text:p text:style-name="P6"/>
      <text:p text:style-name="P6"/>
      <text:p text:style-name="P6"/>
      <text:p text:style-name="P7">Déconnectez-vous du terminal</text:p>
      <text:p text:style-name="P6"/>
      <text:p text:style-name="P8">exit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ret Jacques</meta:initial-creator>
    <dc:creator>Piret Jacques</dc:creator>
    <meta:editing-cycles>1</meta:editing-cycles>
    <meta:creation-date>2015-11-09T13:07:00</meta:creation-date>
    <dc:date>2015-11-09T13:09:00</dc:date>
    <meta:editing-duration>PT2M</meta:editing-duration>
    <meta:generator>LibreOffice/5.1.6.2.0$Linux_X86_64 LibreOffice_project/10$Build-2</meta:generator>
    <meta:document-statistic meta:table-count="0" meta:image-count="0" meta:object-count="0" meta:page-count="10" meta:paragraph-count="202" meta:word-count="1331" meta:character-count="8661" meta:non-whitespace-character-count="7124"/>
    <meta:user-defined meta:name="AppVersion">14.0000</meta:user-defined>
    <meta:user-defined meta:name="Company">GI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